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A00000ADA00000A061E2634E8.wmf" manifest:media-type=""/>
  <manifest:file-entry manifest:full-path="Pictures/2000000A00001AC50000024610CC7D6B.wmf" manifest:media-type=""/>
  <manifest:file-entry manifest:full-path="Pictures/2000000A00000AC000000B5E51888B55.wmf" manifest:media-type=""/>
  <manifest:file-entry manifest:full-path="Pictures/2000000A000028D3000002CAE14245B6.wmf" manifest:media-type=""/>
  <manifest:file-entry manifest:full-path="Pictures/2000000A00000AF5000007574617EB78.wmf" manifest:media-type=""/>
  <manifest:file-entry manifest:full-path="Pictures/2000000A00003132000002FF9CE7188A.wmf" manifest:media-type=""/>
  <manifest:file-entry manifest:full-path="Pictures/2000000A00000ADA000009689ACE77E9.wmf" manifest:media-type=""/>
  <manifest:file-entry manifest:full-path="Pictures/2000000A00003481000002CADE778AFA.wmf" manifest:media-type=""/>
  <manifest:file-entry manifest:full-path="Pictures/2000000A00000ADA00000BAEC00DF092.wmf" manifest:media-type=""/>
  <manifest:file-entry manifest:full-path="Pictures/2000000A00002BD2000003B97F4C2A0A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pt" fo:country="BR" fo:font-weight="normal" style:font-size-asian="11pt" style:font-weight-asian="normal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Calibri" fo:font-size="12pt" fo:language="pt" fo:country="BR" fo:font-weight="bold" style:font-size-asian="12pt" style:font-weight-asian="bold"/>
    </style:style>
    <style:style style:name="P4" style:family="paragraph" style:parent-style-name="Standard">
      <style:paragraph-properties fo:margin-top="0cm" fo:margin-bottom="0.353cm" loext:contextual-spacing="false" fo:line-height="100%"/>
    </style:style>
    <style:style style:name="P5" style:family="paragraph" style:parent-style-name="Standard">
      <style:paragraph-properties fo:margin-left="5.08cm" fo:margin-right="0cm" fo:margin-top="0cm" fo:margin-bottom="0.353cm" loext:contextual-spacing="false" fo:line-height="100%" fo:text-indent="0cm" style:auto-text-indent="false"/>
    </style:style>
    <style:style style:name="P6" style:family="paragraph" style:parent-style-name="Standard">
      <style:paragraph-properties fo:margin-left="5.08cm" fo:margin-right="0cm" fo:margin-top="0cm" fo:margin-bottom="0.353cm" loext:contextual-spacing="false" fo:line-height="100%" fo:text-indent="0cm" style:auto-text-indent="false"/>
      <style:text-properties style:font-name="Calibri" fo:font-size="11pt" fo:language="pt" fo:country="BR" fo:font-weight="normal" style:font-size-asian="11pt" style:font-weight-asian="normal"/>
    </style:style>
    <style:style style:name="T1" style:family="text">
      <style:text-properties style:font-name="Calibri" fo:font-size="11pt" fo:language="pt" fo:country="BR" style:font-size-asian="11pt"/>
    </style:style>
    <style:style style:name="T2" style:family="text">
      <style:text-properties style:font-name="Calibri" fo:font-size="11pt" fo:language="pt" fo:country="BR" fo:font-weight="bold" style:font-size-asian="11pt" style:font-weight-asian="bold"/>
    </style:style>
    <style:style style:name="T3" style:family="text">
      <style:text-properties style:font-name="Calibri" fo:font-size="11pt" fo:language="pt" fo:country="BR" fo:font-weight="normal" style:font-size-asian="11pt" style:font-weight-asian="normal"/>
    </style:style>
    <style:style style:name="T4" style:family="text">
      <style:text-properties style:font-name="Calibri" fo:font-size="12pt" fo:language="pt" fo:country="BR" fo:font-weight="bold" style:font-size-asian="12pt" style:font-weight-asian="bold"/>
    </style:style>
    <style:style style:name="T5" style:family="text">
      <style:text-properties fo:language="pt" fo:country="B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FPR- CAMPUS PARANAGUÁ</text:span></text:p>
      <text:p text:style-name="P1"><text:span text:style-name="T1">AVALIAÇÃO DE BANCO DE DADOS – SEGUNDO BIMESTRE</text:span></text:p>
      <text:p text:style-name="P1"><text:span text:style-name="T1">ALUNO: </text:span><text:span text:style-name="T2">MATEUS OLIVEIRA DE SOUZA</text:span></text:p>
      <text:p text:style-name="P1"><text:span text:style-name="T4">TABELAS</text:span></text:p>
      <text:p text:style-name="P1"><text:span text:style-name="T3">create table Cidade(</text:span></text:p>
      <text:p text:style-name="P1"><text:span text:style-name="T3">cod_cidade int not null,</text:span></text:p>
      <text:p text:style-name="P1"><text:span text:style-name="T3">nome_cidade varchar(45) not null,</text:span></text:p>
      <text:p text:style-name="P1"><text:span text:style-name="T3">PRIMARY KEY(cod_cidade)</text:span></text:p>
      <text:p text:style-name="P1"><text:span text:style-name="T3">);</text:span></text:p>
      <text:p text:style-name="P2"/>
      <text:p text:style-name="P1"><text:span text:style-name="T3">create table Pessoa(</text:span></text:p>
      <text:p text:style-name="P1"><text:span text:style-name="T3">cod_pessoa int not null,</text:span></text:p>
      <text:p text:style-name="P1"><text:span text:style-name="T3">nome_pessoa varchar(45) not null,</text:span></text:p>
      <text:p text:style-name="P1"><text:span text:style-name="T3">cod_cidade int not null,</text:span></text:p>
      <text:p text:style-name="P1"><text:span text:style-name="T3">FOREIGN KEY(cod_cidade) references Cidade(cod_cidade),</text:span></text:p>
      <text:p text:style-name="P1"><text:span text:style-name="T3">PRIMARY KEY(cod_pessoa)</text:span></text:p>
      <text:p text:style-name="P1"><text:span text:style-name="T3">);</text:span></text:p>
      <text:p text:style-name="P2"/>
      <text:p text:style-name="P1"><text:span text:style-name="T3">create table Projeto(</text:span></text:p>
      <text:p text:style-name="P1"><text:span text:style-name="T3">cod_projeto int not null,</text:span></text:p>
      <text:p text:style-name="P1"><text:span text:style-name="T3">nome_projeto varchar(45) not null,</text:span></text:p>
      <text:p text:style-name="P1"><text:span text:style-name="T3">cod_cidade int not null,</text:span></text:p>
      <text:p text:style-name="P1"><text:span text:style-name="T3">FOREIGN KEY(cod_cidade) references Cidade(cod_cidade),</text:span></text:p>
      <text:p text:style-name="P1"><text:span text:style-name="T3">PRIMARY KEY(cod_projeto)</text:span></text:p>
      <text:p text:style-name="P1"><text:span text:style-name="T3">);</text:span></text:p>
      <text:p text:style-name="P2"/>
      <text:p text:style-name="P1"><text:span text:style-name="T3">create table realiza_Projeto(</text:span></text:p>
      <text:p text:style-name="P1"><text:span text:style-name="T3">cod_pessoa int not null,</text:span></text:p>
      <text:p text:style-name="P1"><text:span text:style-name="T3">cod_projeto int not null,</text:span></text:p>
      <text:p text:style-name="P1"><text:soft-page-break/><text:span text:style-name="T3">FOREIGN KEY(cod_pessoa) references Pessoa(cod_pessoa),</text:span></text:p>
      <text:p text:style-name="P1"><text:span text:style-name="T3">FOREIGN KEY(cod_projeto) references Projeto(cod_projeto),</text:span></text:p>
      <text:p text:style-name="P1"><text:span text:style-name="T3">PRIMARY KEY(cod_pessoa, cod_projeto)</text:span></text:p>
      <text:p text:style-name="P1"><text:span text:style-name="T3">);</text:span></text:p>
      <text:p text:style-name="P2"/>
      <text:p text:style-name="P1"><text:span text:style-name="T4">INSERINDO DADOS: </text:span></text:p>
      <text:p text:style-name="P1"><text:span text:style-name="T3">INSERT INTO Cidade values (1,'Castro');</text:span></text:p>
      <text:p text:style-name="P1"><text:span text:style-name="T3">INSERT INTO Cidade values (2,'Curitiba');</text:span></text:p>
      <text:p text:style-name="P1"><text:span text:style-name="T3">INSERT INTO Cidade values (3,'Ponta Grossa');</text:span></text:p>
      <text:p text:style-name="P1"><text:span text:style-name="T3">INSERT INTO Cidade values (4,'Ventania');</text:span></text:p>
      <text:p text:style-name="P1"><text:span text:style-name="T3">INSERT INTO Cidade values (5,'Paranagua');</text:span></text:p>
      <text:p text:style-name="P1"><text:span text:style-name="T3">INSERT INTO Cidade values (6,'Matinhos');</text:span></text:p>
      <text:p text:style-name="P2"/>
      <text:p text:style-name="P1"><text:span text:style-name="T3">INSERT INTO Pessoa values (1,'Joao', 1);</text:span></text:p>
      <text:p text:style-name="P1"><text:span text:style-name="T3">INSERT INTO Pessoa values (2,'Carlos', 2);</text:span></text:p>
      <text:p text:style-name="P1"><text:span text:style-name="T3">INSERT INTO Pessoa values (3,'Ana', 1);</text:span></text:p>
      <text:p text:style-name="P1"><text:span text:style-name="T3">INSERT INTO Pessoa values (4,'Claudia', 2);</text:span></text:p>
      <text:p text:style-name="P1"><text:span text:style-name="T3">INSERT INTO Pessoa values (5,'Maria', 1);</text:span></text:p>
      <text:p text:style-name="P1"><text:span text:style-name="T3">INSERT INTO Pessoa values (6,'Tereza', 1);</text:span></text:p>
      <text:p text:style-name="P1"><text:span text:style-name="T3">INSERT INTO Pessoa values (7,'Anderson', 3);</text:span></text:p>
      <text:p text:style-name="P1"><text:span text:style-name="T3">INSERT INTO Pessoa values (8,'Jose', 4);</text:span></text:p>
      <text:p text:style-name="P1"><text:span text:style-name="T3">INSERT INTO Pessoa values (9,'Ricardo', 5);</text:span></text:p>
      <text:p text:style-name="P1"><text:span text:style-name="T3">INSERT INTO Pessoa values (10,'Beatriz',5);</text:span></text:p>
      <text:p text:style-name="P2"/>
      <text:p text:style-name="P1"><text:span text:style-name="T3">INSERT INTO Projeto values (1,'Alfa',6);</text:span></text:p>
      <text:p text:style-name="P1"><text:span text:style-name="T3">INSERT INTO Projeto values (2,'Beta',1);</text:span></text:p>
      <text:p text:style-name="P1"><text:span text:style-name="T3">INSERT INTO Projeto values (3,'Gama',2);</text:span></text:p>
      <text:p text:style-name="P1"><text:span text:style-name="T3">INSERT INTO Projeto values (4,'Teta',2);</text:span></text:p>
      <text:p text:style-name="P2"/>
      <text:p text:style-name="P1"><text:soft-page-break/><text:span text:style-name="T3">INSERT INTO realiza_Projeto values (1,1);</text:span></text:p>
      <text:p text:style-name="P1"><text:span text:style-name="T3">INSERT INTO realiza_Projeto values (1,2);</text:span></text:p>
      <text:p text:style-name="P1"><text:span text:style-name="T3">INSERT INTO realiza_Projeto values (2,3);</text:span></text:p>
      <text:p text:style-name="P1"><text:span text:style-name="T3">INSERT INTO realiza_Projeto values (3,3);</text:span></text:p>
      <text:p text:style-name="P1"><text:span text:style-name="T3">INSERT INTO realiza_Projeto values (4,2);</text:span></text:p>
      <text:p text:style-name="P1"><text:span text:style-name="T3">INSERT INTO realiza_Projeto values (4,1);</text:span></text:p>
      <text:p text:style-name="P1"><text:span text:style-name="T3">INSERT INTO realiza_Projeto values (7,3);</text:span></text:p>
      <text:p text:style-name="P1"><text:span text:style-name="T3">INSERT INTO realiza_Projeto values (9,3);</text:span></text:p>
      <text:p text:style-name="P1"><text:span text:style-name="T3">INSERT INTO realiza_Projeto values (10,1);</text:span></text:p>
      <text:p text:style-name="P2"/>
      <text:p text:style-name="P1"><text:span text:style-name="T4">COMANDOS DE BUSCA</text:span></text:p>
      <text:p text:style-name="P3"/>
      <text:p text:style-name="P4"><draw:frame draw:style-name="fr1" draw:name="Figura1" text:anchor-type="as-char" svg:width="11.192cm" svg:height="0.926cm" draw:z-index="0"><draw:image xlink:href="Pictures/2000000A00002BD2000003B97F4C2A0A.wmf" xlink:type="simple" xlink:show="embed" xlink:actuate="onLoad"/></draw:frame></text:p>
      <text:p text:style-name="P1"><text:span text:style-name="T3">select nome_pessoa from Pessoa natural join Cidade where nome_cidade='Castro';</text:span></text:p>
      <text:p text:style-name="P5"><draw:frame draw:style-name="fr1" draw:name="Figura2" text:anchor-type="as-char" svg:width="2.752cm" svg:height="2.963cm" draw:z-index="1"><draw:image xlink:href="Pictures/2000000A00000ADA00000BAEC00DF092.wmf" xlink:type="simple" xlink:show="embed" xlink:actuate="onLoad"/></draw:frame></text:p>
      <text:p text:style-name="P6"/>
      <text:p text:style-name="P6"/>
      <text:p text:style-name="P4"><draw:frame draw:style-name="fr1" draw:name="Figura3" text:anchor-type="as-char" svg:width="13.414cm" svg:height="0.688cm" draw:z-index="2"><draw:image xlink:href="Pictures/2000000A00003481000002CADE778AFA.wmf" xlink:type="simple" xlink:show="embed" xlink:actuate="onLoad"/></draw:frame></text:p>
      <text:p text:style-name="P1"><text:span text:style-name="T3">select DISTINCT nome_pessoa from Pessoa, realiza_Projeto where Pessoa.cod_pessoa not in (Select realiza_Projeto.cod_pessoa from realiza_Projeto);</text:span></text:p>
      <text:p text:style-name="P5"><draw:frame draw:style-name="fr1" draw:name="Figura4" text:anchor-type="as-char" svg:width="2.752cm" svg:height="2.381cm" draw:z-index="3"><draw:image xlink:href="Pictures/2000000A00000ADA000009689ACE77E9.wmf" xlink:type="simple" xlink:show="embed" xlink:actuate="onLoad"/></draw:frame></text:p>
      <text:p text:style-name="P6"/>
      <text:p text:style-name="P2"/>
      <text:p text:style-name="P2"/>
      <text:p text:style-name="P4"><text:soft-page-break/><draw:frame draw:style-name="fr1" draw:name="Figura5" text:anchor-type="as-char" svg:width="12.568cm" svg:height="0.741cm" draw:z-index="4"><draw:image xlink:href="Pictures/2000000A00003132000002FF9CE7188A.wmf" xlink:type="simple" xlink:show="embed" xlink:actuate="onLoad"/></draw:frame></text:p>
      <text:p text:style-name="P1"><text:span text:style-name="T3">select DISTINCT nome_pessoa from Pessoa natural join realiza_Projeto group by cod_pessoa having count(*)&gt;1</text:span></text:p>
      <text:p text:style-name="P5"><draw:frame draw:style-name="fr1" draw:name="Figura6" text:anchor-type="as-char" svg:width="2.778cm" svg:height="1.852cm" draw:z-index="5"><draw:image xlink:href="Pictures/2000000A00000AF5000007574617EB78.wmf" xlink:type="simple" xlink:show="embed" xlink:actuate="onLoad"/></draw:frame></text:p>
      <text:p text:style-name="P2"/>
      <text:p text:style-name="P4"><draw:frame draw:style-name="fr1" draw:name="Figura7" text:anchor-type="as-char" svg:width="10.425cm" svg:height="0.688cm" draw:z-index="6"><draw:image xlink:href="Pictures/2000000A000028D3000002CAE14245B6.wmf" xlink:type="simple" xlink:show="embed" xlink:actuate="onLoad"/></draw:frame></text:p>
      <text:p text:style-name="P1"><text:span text:style-name="T3">select distinct <text:s/>nome_pessoa from Pessoa inner join Projeto inner join realiza_Projeto on nome_projeto='Gama' and Projeto.cod_projeto=realiza_Projeto.cod_projeto and realiza_Projeto .cod_pessoa=Pessoa.cod_pessoa;</text:span></text:p>
      <text:p text:style-name="P5"><draw:frame draw:style-name="fr1" draw:name="Figura8" text:anchor-type="as-char" svg:width="2.725cm" svg:height="2.884cm" draw:z-index="7"><draw:image xlink:href="Pictures/2000000A00000AC000000B5E51888B55.wmf" xlink:type="simple" xlink:show="embed" xlink:actuate="onLoad"/></draw:frame></text:p>
      <text:p text:style-name="P6"/>
      <text:p text:style-name="P4"><draw:frame draw:style-name="fr1" draw:name="Figura9" text:anchor-type="as-char" svg:width="6.826cm" svg:height="0.556cm" draw:z-index="8"><draw:image xlink:href="Pictures/2000000A00001AC50000024610CC7D6B.wmf" xlink:type="simple" xlink:show="embed" xlink:actuate="onLoad"/></draw:frame></text:p>
      <text:p text:style-name="P1"><text:span text:style-name="T3">select distinct Cidade.nome_cidade from Cidade,Projeto where Cidade.cod_cidade not in (select Projeto.cod_cidade from Projeto);</text:span></text:p>
      <text:p text:style-name="P5"><draw:frame draw:style-name="fr1" draw:name="Figura10" text:anchor-type="as-char" svg:width="2.752cm" svg:height="2.54cm" draw:z-index="9"><draw:image xlink:href="Pictures/2000000A00000ADA00000A061E2634E8.wmf" xlink:type="simple" xlink:show="embed" xlink:actuate="onLoad"/></draw:frame></text:p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1:50:34.865000000</meta:creation-date>
    <dc:date>2017-06-22T11:52:36.539000000</dc:date>
    <meta:editing-duration>PT32S</meta:editing-duration>
    <meta:editing-cycles>1</meta:editing-cycles>
    <meta:document-statistic meta:table-count="0" meta:image-count="10" meta:object-count="0" meta:page-count="4" meta:paragraph-count="76" meta:word-count="324" meta:character-count="2697" meta:non-whitespace-character-count="2436"/>
    <meta:generator>LibreOffice/4.4.2.2$Windows_x86 LibreOffice_project/c4c7d32d0d49397cad38d62472b0bc8acff48dd6</meta:generator>
  </office:meta>
</office:document-meta>
</file>